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4609b" officeooo:paragraph-rsid="0014609b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T1" style:family="text">
      <style:text-properties officeooo:rsid="0016327e"/>
    </style:style>
    <style:style style:name="T2" style:family="text">
      <style:text-properties officeooo:rsid="0019293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<text:span text:style-name="T1">2</text:span> – <text:span text:style-name="T2">RDP</text:span></text:p>
      <text:p text:style-name="Text_20_body"/>
      <text:p text:style-name="P1">El <text:span text:style-name="Strong_20_Emphasis">protocolo RDP (Remote Desktop Protocol)</text:span> es un protocolo de red desarrollado por Microsoft que permite a un usuario conectarse y controlar remotamente otro equipo a través de una interfaz gráfica. Se utiliza principalmente para administrar servidores, acceder a computadoras de forma remota o proporcionar soporte técnico.</text:p>
      <text:h text:style-name="Heading_20_3" text:outline-level="3"><text:span text:style-name="Strong_20_Emphasis">Características principales de RDP</text:span></text:h>
      <text:list text:style-name="L1">
        <text:list-item>
          <text:p text:style-name="P2"><text:span text:style-name="Strong_20_Emphasis">Interfaz gráfica:</text:span> El usuario puede interactuar con el escritorio remoto como si estuviera físicamente presente en el equipo.</text:p>
        </text:list-item>
        <text:list-item>
          <text:p text:style-name="P2"><text:span text:style-name="Strong_20_Emphasis">Seguridad:</text:span> Incluye cifrado para proteger los datos transmitidos entre el cliente y el servidor.</text:p>
        </text:list-item>
        <text:list-item>
          <text:p text:style-name="P2"><text:span text:style-name="Strong_20_Emphasis">Compresión de datos:</text:span> Optimiza el rendimiento en conexiones de red lentas.</text:p>
        </text:list-item>
        <text:list-item>
          <text:p text:style-name="P2"><text:span text:style-name="Strong_20_Emphasis">Compatibilidad:</text:span> Aunque fue desarrollado por Microsoft, hay clientes RDP disponibles para otros sistemas operativos, como macOS, Linux, Android y iOS.</text:p>
        </text:list-item>
        <text:list-item>
          <text:p text:style-name="P3"><text:span text:style-name="Strong_20_Emphasis">Capacidad para compartir recursos:</text:span> Permite compartir impresoras, portapapeles, audio y discos locales entre los dispositivos conectados.</text:p>
        </text:list-item>
      </text:list>
      <text:h text:style-name="Heading_20_3" text:outline-level="3"><text:span text:style-name="Strong_20_Emphasis">¿Para qué sirve el RDP?</text:span></text:h>
      <text:list text:style-name="L2">
        <text:list-item>
          <text:p text:style-name="P4"><text:span text:style-name="Strong_20_Emphasis">Administración remota de servidores:</text:span> Ideal para administradores de sistemas que necesitan gestionar servidores sin estar físicamente presentes.</text:p>
        </text:list-item>
        <text:list-item>
          <text:p text:style-name="P4"><text:span text:style-name="Strong_20_Emphasis">Acceso remoto a computadoras:</text:span> Los usuarios pueden trabajar en su computadora de la oficina desde casa o cualquier lugar.</text:p>
        </text:list-item>
        <text:list-item>
          <text:p text:style-name="P4"><text:span text:style-name="Strong_20_Emphasis">Soporte técnico:</text:span> Permite que técnicos de TI resuelvan problemas de manera remota en computadoras o servidores.</text:p>
        </text:list-item>
        <text:list-item>
          <text:p text:style-name="P5"><text:span text:style-name="Strong_20_Emphasis">Trabajo colaborativo:</text:span> Facilita el acceso a entornos de trabajo compartidos en equipos remotos.</text:p>
        </text:list-item>
      </text:list>
      <text:h text:style-name="Heading_20_3" text:outline-level="3"><text:span text:style-name="Strong_20_Emphasis">Cómo funciona el RDP</text:span></text:h>
      <text:list text:style-name="L3">
        <text:list-item>
          <text:p text:style-name="P6"><text:span text:style-name="Strong_20_Emphasis">Cliente RDP:</text:span> El usuario utiliza un software (como Microsoft Remote Desktop) para iniciar una conexión remota.</text:p>
        </text:list-item>
        <text:list-item>
          <text:p text:style-name="P6"><text:span text:style-name="Strong_20_Emphasis">Servidor RDP:</text:span> El equipo remoto debe tener habilitado el servicio RDP, generalmente configurado en sistemas Windows a través de "Escritorio remoto".</text:p>
        </text:list-item>
        <text:list-item>
          <text:p text:style-name="P7"><text:span text:style-name="Strong_20_Emphasis">Conexión:</text:span> El cliente y el servidor establecen una conexión a través del puerto 3389 (puerto predeterminado) para transmitir datos como la pantalla, las entradas del teclado y el mouse.</text:p>
        </text:list-item>
      </text:list>
      <text:h text:style-name="Heading_20_3" text:outline-level="3"><text:span text:style-name="Strong_20_Emphasis">Ventajas del RDP</text:span></text:h>
      <text:list text:style-name="L4">
        <text:list-item>
          <text:p text:style-name="P8">Facilidad de uso.</text:p>
        </text:list-item>
        <text:list-item>
          <text:p text:style-name="P8">Compatible con la mayoría de las redes.</text:p>
        </text:list-item>
        <text:list-item>
          <text:p text:style-name="P9">Funciones avanzadas como redireccionamiento de dispositivos.</text:p>
        </text:list-item>
      </text:list>
      <text:h text:style-name="Heading_20_3" text:outline-level="3"><text:soft-page-break/><text:span text:style-name="Strong_20_Emphasis">Limitaciones o riesgos</text:span></text:h>
      <text:list text:style-name="L5">
        <text:list-item>
          <text:p text:style-name="P10"><text:span text:style-name="Strong_20_Emphasis">Seguridad:</text:span> Si no está correctamente configurado, es vulnerable a ataques de fuerza bruta o malware.</text:p>
        </text:list-item>
        <text:list-item>
          <text:p text:style-name="P10"><text:span text:style-name="Strong_20_Emphasis">Requiere configuración adecuada:</text:span> Incluye abrir el puerto 3389 o usar una VPN para mayor seguridad.</text:p>
        </text:list-item>
        <text:list-item>
          <text:p text:style-name="P11"><text:span text:style-name="Strong_20_Emphasis">Dependencia de la conexión:</text:span> Una conexión lenta puede afectar la experiencia del usuario.</text:p>
        </text:list-item>
      </text:list>
      <text:p text:style-name="Text_20_body">En resumen, RDP es una herramienta potente y versátil para el acceso remoto, pero debe ser usada con las medidas de seguridad adecuadas para proteger los sistemas.</text:p>
      <text:p text:style-name="Text_20_body">4o</text:p>
      <text:h text:style-name="Heading_20_5" text:outline-level="5">Tú dijiste:</text:h>
      <text:p text:style-name="Text_20_body">Paso a paso de configuración del servicio de escritorio remoto en windows 11</text:p>
      <text:h text:style-name="Heading_20_6" text:outline-level="6">ChatGPT Plus</text:h>
      <text:p text:style-name="Text_20_body">ChatGPT</text:p>
      <text:p text:style-name="Text_20_body">Configurar el servicio de escritorio remoto en Windows 11 te permite acceder a tu computadora desde otro dispositivo. Aquí tienes un <text:span text:style-name="Strong_20_Emphasis">paso a paso</text:span> para realizar la configuración:</text:p>
      <text:p text:style-name="Horizontal_20_Line"/>
      <text:h text:style-name="Heading_20_3" text:outline-level="3"><text:span text:style-name="Strong_20_Emphasis">1. Activar el servicio de Escritorio remoto</text:span></text:h>
      <text:list text:style-name="L6">
        <text:list-item>
          <text:p text:style-name="P12"><text:span text:style-name="Strong_20_Emphasis">Abrir configuración de Escritorio remoto:</text:span></text:p>
          <text:list>
            <text:list-item>
              <text:p text:style-name="P13">Haz clic en el botón <text:span text:style-name="Strong_20_Emphasis">Inicio</text:span> y selecciona <text:span text:style-name="Strong_20_Emphasis">Configuración</text:span> (icono de engranaje) o presiona <text:span text:style-name="Source_20_Text">Win + I</text:span>.</text:p>
            </text:list-item>
            <text:list-item>
              <text:p text:style-name="P13">Ve a <text:span text:style-name="Strong_20_Emphasis">Sistema</text:span> &gt; <text:span text:style-name="Strong_20_Emphasis">Escritorio remoto</text:span>.</text:p>
            </text:list-item>
          </text:list>
        </text:list-item>
        <text:list-item>
          <text:p text:style-name="P12"><text:span text:style-name="Strong_20_Emphasis">Habilitar Escritorio remoto:</text:span></text:p>
          <text:list>
            <text:list-item>
              <text:p text:style-name="P13">Activa el interruptor de <text:span text:style-name="Strong_20_Emphasis">Habilitar Escritorio remoto</text:span>.</text:p>
            </text:list-item>
            <text:list-item>
              <text:p text:style-name="P12">Confirma la activación haciendo clic en <text:span text:style-name="Strong_20_Emphasis">Confirmar</text:span> en la ventana emergente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Configurar permisos de acceso</text:span></text:h>
      <text:list text:style-name="L7">
        <text:list-item>
          <text:p text:style-name="P14"><text:span text:style-name="Strong_20_Emphasis">Usuarios permitidos:</text:span></text:p>
          <text:list>
            <text:list-item>
              <text:p text:style-name="P15">En la sección de <text:span text:style-name="Strong_20_Emphasis">Usuarios de Escritorio remoto</text:span>, haz clic en el enlace <text:span text:style-name="Strong_20_Emphasis">Usuarios autorizados para acceder a este equipo de forma remota</text:span>.</text:p>
            </text:list-item>
            <text:list-item>
              <text:p text:style-name="P15">En la ventana que se abre, selecciona <text:span text:style-name="Strong_20_Emphasis">Agregar</text:span>.</text:p>
            </text:list-item>
            <text:list-item>
              <text:p text:style-name="P15">Ingresa el nombre del usuario que quieres permitir. Si estás en un entorno corporativo, puedes buscar usuarios en el directorio de tu red.</text:p>
            </text:list-item>
          </text:list>
        </text:list-item>
        <text:list-item>
          <text:p text:style-name="P14"><text:span text:style-name="Strong_20_Emphasis">Cuentas predeterminadas:</text:span></text:p>
          <text:list>
            <text:list-item>
              <text:p text:style-name="P14">Por defecto, los usuarios con privilegios de administrador tienen acceso habilitado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3. Verificar configuración de red</text:span></text:h>
      <text:list text:style-name="L8">
        <text:list-item>
          <text:p text:style-name="P16"><text:span text:style-name="Strong_20_Emphasis">Dirección IP del equipo:</text:span></text:p>
          <text:list>
            <text:list-item>
              <text:p text:style-name="P16">Para conectar remotamente, necesitarás la dirección IP del equipo. Haz lo siguiente:</text:p>
              <text:list>
                <text:list-item>
                  <text:p text:style-name="P16">Presiona <text:span text:style-name="Source_20_Text">Win + R</text:span>, escribe <text:span text:style-name="Source_20_Text">cmd</text:span> y presiona Enter.</text:p>
                </text:list-item>
                <text:list-item>
                  <text:p text:style-name="P16">En la ventana del símbolo del sistema, escribe <text:span text:style-name="Source_20_Text">ipconfig</text:span> y busca la línea <text:span text:style-name="Strong_20_Emphasis">Dirección IPv4</text:span>.</text:p>
                </text:list-item>
              </text:list>
            </text:list-item>
          </text:list>
        </text:list-item>
        <text:list-item>
          <text:p text:style-name="P16"><text:span text:style-name="Strong_20_Emphasis">Configurar acceso externo (si es necesario):</text:span></text:p>
          <text:list>
            <text:list-item>
              <text:p text:style-name="P17">Si planeas acceder desde fuera de tu red local, necesitarás configurar el reenvío de puertos en tu router (puerto 3389 por defecto) o usar una VPN para mayor seguridad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Verificar las configuraciones de firewall</text:span></text:h>
      <text:list text:style-name="L9">
        <text:list-item>
          <text:p text:style-name="P18"><text:span text:style-name="Strong_20_Emphasis">Configurar reglas de Firewall:</text:span></text:p>
          <text:list>
            <text:list-item>
              <text:p text:style-name="P18">Abre el <text:span text:style-name="Strong_20_Emphasis">Panel de control</text:span> y ve a <text:span text:style-name="Strong_20_Emphasis">Sistema y seguridad</text:span> &gt; <text:span text:style-name="Strong_20_Emphasis">Firewall de Windows Defender</text:span>.</text:p>
            </text:list-item>
            <text:list-item>
              <text:p text:style-name="P18">Haz clic en <text:span text:style-name="Strong_20_Emphasis">Permitir una aplicación o característica a través del firewall</text:span>.</text:p>
            </text:list-item>
            <text:list-item>
              <text:p text:style-name="P19">Busca <text:span text:style-name="Strong_20_Emphasis">Escritorio remoto</text:span> y asegúrate de que las casillas de redes privadas y públicas estén marcadas.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Conectar a tu PC desde otro dispositivo</text:span></text:h>
      <text:list text:style-name="L10">
        <text:list-item>
          <text:p text:style-name="P20"><text:span text:style-name="Strong_20_Emphasis">En otro equipo con Windows:</text:span></text:p>
          <text:list>
            <text:list-item>
              <text:p text:style-name="P21">Presiona <text:span text:style-name="Source_20_Text">Win + R</text:span>, escribe <text:span text:style-name="Source_20_Text">mstsc</text:span> y presiona Enter.</text:p>
            </text:list-item>
            <text:list-item>
              <text:p text:style-name="P21">Ingresa la dirección IP o el nombre del equipo remoto.</text:p>
            </text:list-item>
            <text:list-item>
              <text:p text:style-name="P21">Proporciona tus credenciales cuando se te solicite.</text:p>
            </text:list-item>
          </text:list>
        </text:list-item>
        <text:list-item>
          <text:p text:style-name="P20"><text:span text:style-name="Strong_20_Emphasis">Desde otros sistemas operativos:</text:span></text:p>
          <text:list>
            <text:list-item>
              <text:p text:style-name="P21">Descarga el cliente de Escritorio remoto de Microsoft (disponible para macOS, Android o iOS).</text:p>
            </text:list-item>
            <text:list-item>
              <text:p text:style-name="P20">Configura la conexión ingresando la dirección IP del equipo y las credencial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6. Configuraciones avanzadas (Opcional)</text:span></text:h>
      <text:list text:style-name="L11">
        <text:list-item>
          <text:p text:style-name="P22"><text:span text:style-name="Strong_20_Emphasis">Cambiar puerto predeterminado (3389):</text:span></text:p>
          <text:list>
            <text:list-item>
              <text:p text:style-name="P22">Para mayor seguridad, puedes cambiar el puerto predeterminado. Esto requiere modificar el registro de Windows, lo cual debe hacerse con cuidado.</text:p>
            </text:list-item>
          </text:list>
        </text:list-item>
        <text:list-item>
          <text:p text:style-name="P22"><text:span text:style-name="Strong_20_Emphasis">Usar una conexión VPN:</text:span></text:p>
          <text:list>
            <text:list-item>
              <text:p text:style-name="P23">Si planeas usar RDP fuera de una red local, configura una VPN para proteger las comunicacion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Recomendaciones de seguridad</text:span></text:h>
      <text:list text:style-name="L12">
        <text:list-item>
          <text:p text:style-name="P24">Usa contraseñas fuertes para las cuentas.</text:p>
        </text:list-item>
        <text:list-item>
          <text:p text:style-name="P24"><text:soft-page-break/>Limita el acceso al puerto 3389 en el firewall para conexiones confiables.</text:p>
        </text:list-item>
        <text:list-item>
          <text:p text:style-name="P25">Mantén actualizado tu sistema operativo y las configuraciones de seguridad.</text:p>
        </text:list-item>
      </text:list>
      <text:p text:style-name="Text_20_body">Con estos pasos, tu servicio de Escritorio remoto estará listo para usar en Windows 11. 🚀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09:51:32.266000000</meta:creation-date>
    <dc:date>2024-11-22T10:20:13.495000000</dc:date>
    <meta:editing-duration>PT1H33M54S</meta:editing-duration>
    <meta:editing-cycles>9</meta:editing-cycles>
    <meta:generator>LibreOffice/24.8.2.1$Windows_X86_64 LibreOffice_project/0f794b6e29741098670a3b95d60478a65d05ef13</meta:generator>
    <meta:document-statistic meta:table-count="0" meta:image-count="0" meta:object-count="0" meta:page-count="4" meta:paragraph-count="76" meta:word-count="895" meta:character-count="5591" meta:non-whitespace-character-count="4825"/>
  </office:meta>
</office:document-meta>
</file>